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472cm" table:align="left" style:writing-mode="lr-tb"/>
    </style:style>
    <style:style style:name="Table1.A" style:family="table-column">
      <style:table-column-properties style:column-width="1.976cm"/>
    </style:style>
    <style:style style:name="Table1.B" style:family="table-column">
      <style:table-column-properties style:column-width="0.931cm"/>
    </style:style>
    <style:style style:name="Table1.C" style:family="table-column">
      <style:table-column-properties style:column-width="2.11cm"/>
    </style:style>
    <style:style style:name="Table1.D" style:family="table-column">
      <style:table-column-properties style:column-width="2.455cm"/>
    </style:style>
    <style:style style:name="Table1.A1" style:family="table-cell">
      <style:table-cell-properties style:vertical-align="middle" fo:padding="0.049cm" fo:border="0.05pt solid #000000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 defines a set of <text:span text:style-name="T1">request methods</text:span> to indicate the purpose of the request and what is expected if the request is successful. Although they can also be nouns, these request methods are sometimes referred to as <text:span text:style-name="T2">HTTP verbs</text:span>. Each request method has its own semantics, but some characteristics are shared across multiple methods, specifically request methods can be <text:a xlink:type="simple" xlink:href="https://developer.mozilla.org/en-US/docs/Glossary/Safe/HTTP" text:style-name="Internet_20_link" text:visited-style-name="Visited_20_Internet_20_Link">safe</text:a>, <text:a xlink:type="simple" xlink:href="https://developer.mozilla.org/en-US/docs/Glossary/Idempotent" text:style-name="Internet_20_link" text:visited-style-name="Visited_20_Internet_20_Link">idempotent</text:a>, or <text:a xlink:type="simple" xlink:href="https://developer.mozilla.org/en-US/docs/Glossary/Cacheable" text:style-name="Internet_20_link" text:visited-style-name="Visited_20_Internet_20_Link">cacheable</text:a>.</text:p>
      <text:p text:style-name="Standard"><text:a xlink:type="simple" xlink:href="https://developer.mozilla.org/en-US/docs/Web/HTTP/Methods/GET" text:style-name="Internet_20_link" text:visited-style-name="Visited_20_Internet_20_Link">GET</text:a>  The <text:span text:style-name="Source_20_Text">GET</text:span> method requests a representation of the specified resource. Requests using <text:span text:style-name="Source_20_Text">GET</text:span> should only retrieve data and should not contain a request <text:a xlink:type="simple" xlink:href="https://developer.mozilla.org/en-US/docs/Glossary/HTTP_Content" text:style-name="Internet_20_link" text:visited-style-name="Visited_20_Internet_20_Link">content</text:a>.</text:p>
      <text:p text:style-name="Standard"><text:a xlink:type="simple" xlink:href="https://developer.mozilla.org/en-US/docs/Web/HTTP/Methods/HEAD" text:style-name="Internet_20_link" text:visited-style-name="Visited_20_Internet_20_Link">HEAD</text:a>  The <text:span text:style-name="Source_20_Text">HEAD</text:span> method asks for a response identical to a <text:span text:style-name="Source_20_Text">GET</text:span> request, but without a response body.</text:p>
      <text:p text:style-name="Standard"><text:a xlink:type="simple" xlink:href="https://developer.mozilla.org/en-US/docs/Web/HTTP/Methods/POST" text:style-name="Internet_20_link" text:visited-style-name="Visited_20_Internet_20_Link">POST</text:a>  The <text:span text:style-name="Source_20_Text">POST</text:span> method submits an entity to the specified resource, often causing a change in state or side effects on the server.</text:p>
      <text:p text:style-name="Standard"><text:a xlink:type="simple" xlink:href="https://developer.mozilla.org/en-US/docs/Web/HTTP/Methods/PUT" text:style-name="Internet_20_link" text:visited-style-name="Visited_20_Internet_20_Link">PUT</text:a>  The <text:span text:style-name="Source_20_Text">PUT</text:span> method replaces all current representations of the target resource with the request <text:a xlink:type="simple" xlink:href="https://developer.mozilla.org/en-US/docs/Glossary/HTTP_Content" text:style-name="Internet_20_link" text:visited-style-name="Visited_20_Internet_20_Link">content</text:a>.</text:p>
      <text:p text:style-name="Standard"><text:a xlink:type="simple" xlink:href="https://developer.mozilla.org/en-US/docs/Web/HTTP/Methods/DELETE" text:style-name="Internet_20_link" text:visited-style-name="Visited_20_Internet_20_Link">DELETE</text:a>  The <text:span text:style-name="Source_20_Text">DELETE</text:span> method deletes the specified resource.</text:p>
      <text:p text:style-name="Standard"><text:a xlink:type="simple" xlink:href="https://developer.mozilla.org/en-US/docs/Web/HTTP/Methods/CONNECT" text:style-name="Internet_20_link" text:visited-style-name="Visited_20_Internet_20_Link">CONNECT</text:a>  The <text:span text:style-name="Source_20_Text">CONNECT</text:span> method establishes a tunnel to the server identified by the target resource.</text:p>
      <text:p text:style-name="Standard"><text:a xlink:type="simple" xlink:href="https://developer.mozilla.org/en-US/docs/Web/HTTP/Methods/OPTIONS" text:style-name="Internet_20_link" text:visited-style-name="Visited_20_Internet_20_Link">OPTIONS</text:a>  The <text:span text:style-name="Source_20_Text">OPTIONS</text:span> method describes the communication options for the target resource.</text:p>
      <text:p text:style-name="Standard"><text:a xlink:type="simple" xlink:href="https://developer.mozilla.org/en-US/docs/Web/HTTP/Methods/TRACE" text:style-name="Internet_20_link" text:visited-style-name="Visited_20_Internet_20_Link">TRACE</text:a>  The <text:span text:style-name="Source_20_Text">TRACE</text:span> method performs a message loop-back test along the path to the target resource.</text:p>
      <text:p text:style-name="Standard"><text:a xlink:type="simple" xlink:href="https://developer.mozilla.org/en-US/docs/Web/HTTP/Methods/PATCH" text:style-name="Internet_20_link" text:visited-style-name="Visited_20_Internet_20_Link">PATCH</text:a>  The <text:span text:style-name="Source_20_Text">PATCH</text:span> method applies partial modifications to a resource.</text:p>
      <text:p text:style-name="Standard"/>
      <text:p text:style-name="Standard">The following table lists HTTP request methods and their categorization in terms of safety, cacheability, and idempotency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Contents">Method</text:p>
            </table:table-cell>
            <table:table-cell table:style-name="Table1.A1" office:value-type="string">
              <text:p text:style-name="Table_20_Contents">Safe</text:p>
            </table:table-cell>
            <table:table-cell table:style-name="Table1.A1" office:value-type="string">
              <text:p text:style-name="Table_20_Contents">Idempotent</text:p>
            </table:table-cell>
            <table:table-cell table:style-name="Table1.A1" office:value-type="string">
              <text:p text:style-name="Table_20_Contents">Cacheab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GET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HEAD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OPTIONS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ACE</text:span>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<text:span text:style-name="Source_20_Text">PUT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LETE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<text:span text:style-name="Source_20_Text">POST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Conditional*</text:p>
          </table:table-cell>
        </table:table-row>
        <table:table-row>
          <table:table-cell table:style-name="Table1.A1" office:value-type="string">
            <text:p text:style-name="Table_20_Contents"><text:span text:style-name="Source_20_Text">PATCH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Conditional*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NECT</text:span>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0:23:23.032004689</meta:creation-date>
    <dc:date>2025-03-09T10:24:56.704519965</dc:date>
    <meta:editing-duration>PT1M34S</meta:editing-duration>
    <meta:editing-cycles>1</meta:editing-cycles>
    <meta:document-statistic meta:table-count="1" meta:image-count="0" meta:object-count="0" meta:page-count="1" meta:paragraph-count="51" meta:word-count="263" meta:character-count="1573" meta:non-whitespace-character-count="1352"/>
    <meta:generator>LibreOffice/7.3.7.2$Linux_X86_64 LibreOffice_project/30$Build-2</meta:generator>
  </office:meta>
</office:document-meta>
</file>